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654in"/>
    </style:style>
    <style:style style:name="co4" style:family="table-column">
      <style:table-column-properties fo:break-before="auto" style:column-width="1.1835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1.0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2" table:number-rows-spanned="1">
            <text:p>Selection Sort</text:p>
          </table:table-cell>
          <table:covered-table-cell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table:number-columns-spanned="8" table:number-rows-spanned="1">
            <text:p>Selection sort arrays with random data</text:p>
          </table:table-cell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2">
          <table:table-cell office:value-type="string">
            <text:p>Array Size</text:p>
          </table:table-cell>
          <table:table-cell table:style-name="ce3" office:value-type="string">
            <text:p>Run Time 1</text:p>
          </table:table-cell>
          <table:table-cell table:style-name="ce3" office:value-type="string">
            <text:p>Run Time 2</text:p>
          </table:table-cell>
          <table:table-cell table:style-name="ce3" office:value-type="string">
            <text:p>Runt time 3</text:p>
          </table:table-cell>
          <table:table-cell table:style-name="ce3" office:value-type="string">
            <text:p>Run time 4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Largest</text:p>
          </table:table-cell>
          <table:table-cell office:value-type="string">
            <text:p>Smallest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2923">
            <text:p>512923</text:p>
          </table:table-cell>
          <table:table-cell office:value-type="float" office:value="531077">
            <text:p>531077</text:p>
          </table:table-cell>
          <table:table-cell office:value-type="float" office:value="545010">
            <text:p>545010</text:p>
          </table:table-cell>
          <table:table-cell office:value-type="float" office:value="515332">
            <text:p>515332</text:p>
          </table:table-cell>
          <table:table-cell table:formula="of:=AVERAGE([.B4:.E4])" office:value-type="float" office:value="526085.5">
            <text:p>526086</text:p>
          </table:table-cell>
          <table:table-cell table:formula="of:=MAX([.B4:.E4])" office:value-type="float" office:value="545010">
            <text:p>545010</text:p>
          </table:table-cell>
          <table:table-cell table:formula="of:=MIN([.B4:.E4])" office:value-type="float" office:value="512923">
            <text:p>51292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898918">
            <text:p>8898918</text:p>
          </table:table-cell>
          <table:table-cell office:value-type="float" office:value="8962712">
            <text:p>8962712</text:p>
          </table:table-cell>
          <table:table-cell office:value-type="float" office:value="9305937">
            <text:p>9305937</text:p>
          </table:table-cell>
          <table:table-cell office:value-type="float" office:value="8951945">
            <text:p>8951945</text:p>
          </table:table-cell>
          <table:table-cell table:formula="of:=AVERAGE([.B5:.E5])" office:value-type="float" office:value="9029878">
            <text:p>9029878</text:p>
          </table:table-cell>
          <table:table-cell table:formula="of:=MAX([.B5:.E5])" office:value-type="float" office:value="9305937">
            <text:p>9305937</text:p>
          </table:table-cell>
          <table:table-cell table:formula="of:=MIN([.B5:.E5])" office:value-type="float" office:value="8898918">
            <text:p>889891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63912665">
            <text:p>163912665</text:p>
          </table:table-cell>
          <table:table-cell office:value-type="float" office:value="148459643">
            <text:p>148459643</text:p>
          </table:table-cell>
          <table:table-cell office:value-type="float" office:value="145004305">
            <text:p>145004305</text:p>
          </table:table-cell>
          <table:table-cell office:value-type="float" office:value="162312198">
            <text:p>162312198</text:p>
          </table:table-cell>
          <table:table-cell table:formula="of:=AVERAGE([.B6:.E6])" office:value-type="float" office:value="154922202.75">
            <text:p>154922203</text:p>
          </table:table-cell>
          <table:table-cell table:formula="of:=MAX([.B6:.E6])" office:value-type="float" office:value="163912665">
            <text:p>163912665</text:p>
          </table:table-cell>
          <table:table-cell table:formula="of:=MIN([.B6:.E6])" office:value-type="float" office:value="145004305">
            <text:p>145004305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4975709720">
            <text:p>14975709720</text:p>
          </table:table-cell>
          <table:table-cell office:value-type="float" office:value="14997372908">
            <text:p>14997372908</text:p>
          </table:table-cell>
          <table:table-cell office:value-type="float" office:value="14995905810">
            <text:p>14995905810</text:p>
          </table:table-cell>
          <table:table-cell office:value-type="float" office:value="14999227541">
            <text:p>14999227541</text:p>
          </table:table-cell>
          <table:table-cell table:formula="of:=AVERAGE([.B7:.E7])" office:value-type="float" office:value="14992053994.75">
            <text:p>14992053995</text:p>
          </table:table-cell>
          <table:table-cell table:formula="of:=MAX([.B7:.E7])" office:value-type="float" office:value="14999227541">
            <text:p>14999227541</text:p>
          </table:table-cell>
          <table:table-cell table:formula="of:=MIN([.B7:.E7])" office:value-type="float" office:value="14975709720">
            <text:p>14975709720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057519706937">
            <text:p>1057519706937</text:p>
          </table:table-cell>
          <table:table-cell office:value-type="float" office:value="2075971888803">
            <text:p>2075971888803</text:p>
          </table:table-cell>
          <table:table-cell office:value-type="float" office:value="1742271264344">
            <text:p>1742271264344</text:p>
          </table:table-cell>
          <table:table-cell office:value-type="float" office:value="1933312792160">
            <text:p>1933312792160</text:p>
          </table:table-cell>
          <table:table-cell table:formula="of:=AVERAGE([.B8:.E8])" office:value-type="float" office:value="1702268913061">
            <text:p>1702268913061</text:p>
          </table:table-cell>
          <table:table-cell table:formula="of:=MAX([.B8:.E8])" office:value-type="float" office:value="2075971888803">
            <text:p>2075971888803</text:p>
          </table:table-cell>
          <table:table-cell table:formula="of:=MIN([.B8:.E8])" office:value-type="float" office:value="1057519706937">
            <text:p>1057519706937</text:p>
          </table:table-cell>
        </table:table-row>
        <table:table-row table:style-name="ro2">
          <table:table-cell table:style-name="ce2" office:value-type="string" table:number-columns-spanned="8" table:number-rows-spanned="1">
            <text:p>Selection sort arrays with low to high data</text:p>
          </table:table-cell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2">
          <table:table-cell office:value-type="string">
            <text:p>Array Size</text:p>
          </table:table-cell>
          <table:table-cell table:style-name="ce3" office:value-type="string">
            <text:p>Run Time 1</text:p>
          </table:table-cell>
          <table:table-cell table:style-name="ce3" office:value-type="string">
            <text:p>Run Time 2</text:p>
          </table:table-cell>
          <table:table-cell table:style-name="ce3" office:value-type="string">
            <text:p>Runt time 3</text:p>
          </table:table-cell>
          <table:table-cell table:style-name="ce3" office:value-type="string">
            <text:p>Run time 4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Largest</text:p>
          </table:table-cell>
          <table:table-cell office:value-type="string">
            <text:p>Smallest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0669">
            <text:p>170669</text:p>
          </table:table-cell>
          <table:table-cell office:value-type="float" office:value="166631">
            <text:p>166631</text:p>
          </table:table-cell>
          <table:table-cell office:value-type="float" office:value="103562">
            <text:p>103562</text:p>
          </table:table-cell>
          <table:table-cell office:value-type="float" office:value="190042">
            <text:p>190042</text:p>
          </table:table-cell>
          <table:table-cell table:style-name="Default" table:formula="of:=AVERAGE([.B11:.E11])" office:value-type="float" office:value="157726">
            <text:p>157726</text:p>
          </table:table-cell>
          <table:table-cell table:formula="of:=MAX([.B11:.E11])" office:value-type="float" office:value="190042">
            <text:p>190042</text:p>
          </table:table-cell>
          <table:table-cell table:formula="of:=MIN([.B11:.E11])" office:value-type="float" office:value="103562">
            <text:p>10356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774183">
            <text:p>8774183</text:p>
          </table:table-cell>
          <table:table-cell office:value-type="float" office:value="8874816">
            <text:p>8874816</text:p>
          </table:table-cell>
          <table:table-cell office:value-type="float" office:value="9325448">
            <text:p>9325448</text:p>
          </table:table-cell>
          <table:table-cell office:value-type="float" office:value="9192698">
            <text:p>9192698</text:p>
          </table:table-cell>
          <table:table-cell table:formula="of:=AVERAGE([.B12:.E12])" office:value-type="float" office:value="9041786.25">
            <text:p>9041786</text:p>
          </table:table-cell>
          <table:table-cell table:formula="of:=MAX([.B12:.E12])" office:value-type="float" office:value="9325448">
            <text:p>9325448</text:p>
          </table:table-cell>
          <table:table-cell table:formula="of:=MIN([.B12:.E12])" office:value-type="float" office:value="8774183">
            <text:p>877418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314048">
            <text:p>32314048</text:p>
          </table:table-cell>
          <table:table-cell office:value-type="float" office:value="31358394">
            <text:p>31358394</text:p>
          </table:table-cell>
          <table:table-cell office:value-type="float" office:value="33161094">
            <text:p>33161094</text:p>
          </table:table-cell>
          <table:table-cell office:value-type="float" office:value="31462388">
            <text:p>31462388</text:p>
          </table:table-cell>
          <table:table-cell table:style-name="Default" table:formula="of:=AVERAGE([.B13:.E13])" office:value-type="float" office:value="32073981">
            <text:p>32073981</text:p>
          </table:table-cell>
          <table:table-cell table:formula="of:=MAX([.B13:.E13])" office:value-type="float" office:value="33161094">
            <text:p>33161094</text:p>
          </table:table-cell>
          <table:table-cell table:formula="of:=MIN([.B13:.E13])" office:value-type="float" office:value="31358394">
            <text:p>31358394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2368956168">
            <text:p>2368956168</text:p>
          </table:table-cell>
          <table:table-cell office:value-type="float" office:value="2245422171">
            <text:p>2245422171</text:p>
          </table:table-cell>
          <table:table-cell office:value-type="float" office:value="2247710997">
            <text:p>2247710997</text:p>
          </table:table-cell>
          <table:table-cell office:value-type="float" office:value="2255300833">
            <text:p>2255300833</text:p>
          </table:table-cell>
          <table:table-cell table:formula="of:=AVERAGE([.B14:.E14])" office:value-type="float" office:value="2279347542.25">
            <text:p>2279347542</text:p>
          </table:table-cell>
          <table:table-cell table:formula="of:=MAX([.B14:.E14])" office:value-type="float" office:value="2368956168">
            <text:p>2368956168</text:p>
          </table:table-cell>
          <table:table-cell table:formula="of:=MIN([.B14:.E14])" office:value-type="float" office:value="2245422171">
            <text:p>2245422171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252761219988">
            <text:p>252761219988</text:p>
          </table:table-cell>
          <table:table-cell office:value-type="float" office:value="1838965999780">
            <text:p>1838965999780</text:p>
          </table:table-cell>
          <table:table-cell office:value-type="float" office:value="237269618631">
            <text:p>237269618631</text:p>
          </table:table-cell>
          <table:table-cell office:value-type="float" office:value="275910828345">
            <text:p>275910828345</text:p>
          </table:table-cell>
          <table:table-cell table:style-name="Default" table:formula="of:=AVERAGE([.B15:.E15])" office:value-type="float" office:value="651226916686">
            <text:p>651226916686</text:p>
          </table:table-cell>
          <table:table-cell table:formula="of:=MAX([.B15:.E15])" office:value-type="float" office:value="1838965999780">
            <text:p>1838965999780</text:p>
          </table:table-cell>
          <table:table-cell table:formula="of:=MIN([.B15:.E15])" office:value-type="float" office:value="237269618631">
            <text:p>237269618631</text:p>
          </table:table-cell>
        </table:table-row>
        <table:table-row table:style-name="ro2">
          <table:table-cell table:style-name="ce2" office:value-type="string" table:number-columns-spanned="8" table:number-rows-spanned="1">
            <text:p>Selection sort arrays with high to low data</text:p>
          </table:table-cell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2">
          <table:table-cell office:value-type="string">
            <text:p>Array Size</text:p>
          </table:table-cell>
          <table:table-cell table:style-name="ce3" office:value-type="string">
            <text:p>Run Time 1</text:p>
          </table:table-cell>
          <table:table-cell table:style-name="ce3" office:value-type="string">
            <text:p>Run Time 2</text:p>
          </table:table-cell>
          <table:table-cell table:style-name="ce3" office:value-type="string">
            <text:p>Runt time 3</text:p>
          </table:table-cell>
          <table:table-cell table:style-name="ce3" office:value-type="string">
            <text:p>Run time 4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Largest</text:p>
          </table:table-cell>
          <table:table-cell office:value-type="string">
            <text:p>Smallest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5871">
            <text:p>95871</text:p>
          </table:table-cell>
          <table:table-cell office:value-type="float" office:value="101996">
            <text:p>101996</text:p>
          </table:table-cell>
          <table:table-cell office:value-type="float" office:value="102275">
            <text:p>102275</text:p>
          </table:table-cell>
          <table:table-cell office:value-type="float" office:value="102054">
            <text:p>102054</text:p>
          </table:table-cell>
          <table:table-cell table:style-name="Default" table:formula="of:=AVERAGE([.B18:.E18])" office:value-type="float" office:value="100549">
            <text:p>100549</text:p>
          </table:table-cell>
          <table:table-cell table:formula="of:=MAX([.B18:.E18])" office:value-type="float" office:value="102275">
            <text:p>102275</text:p>
          </table:table-cell>
          <table:table-cell table:formula="of:=MIN([.B18:.E18])" office:value-type="float" office:value="95871">
            <text:p>9587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664939">
            <text:p>5664939</text:p>
          </table:table-cell>
          <table:table-cell office:value-type="float" office:value="5669725">
            <text:p>5669725</text:p>
          </table:table-cell>
          <table:table-cell office:value-type="float" office:value="6946875">
            <text:p>6946875</text:p>
          </table:table-cell>
          <table:table-cell office:value-type="float" office:value="7787526">
            <text:p>7787526</text:p>
          </table:table-cell>
          <table:table-cell table:formula="of:=AVERAGE([.B19:.E19])" office:value-type="float" office:value="6517266.25">
            <text:p>6517266</text:p>
          </table:table-cell>
          <table:table-cell table:number-columns-repeated="2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7411110">
            <text:p>27411110</text:p>
          </table:table-cell>
          <table:table-cell office:value-type="float" office:value="32594367">
            <text:p>32594367</text:p>
          </table:table-cell>
          <table:table-cell office:value-type="float" office:value="30404137">
            <text:p>30404137</text:p>
          </table:table-cell>
          <table:table-cell office:value-type="float" office:value="28859271">
            <text:p>28859271</text:p>
          </table:table-cell>
          <table:table-cell table:formula="of:=AVERAGE([.B20:.E20])" office:value-type="float" office:value="29817221.25">
            <text:p>29817221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2194139513">
            <text:p>2194139513</text:p>
          </table:table-cell>
          <table:table-cell office:value-type="float" office:value="2106154372">
            <text:p>2106154372</text:p>
          </table:table-cell>
          <table:table-cell office:value-type="float" office:value="2110439799">
            <text:p>2110439799</text:p>
          </table:table-cell>
          <table:table-cell office:value-type="float" office:value="2168177513">
            <text:p>2168177513</text:p>
          </table:table-cell>
          <table:table-cell table:formula="of:=AVERAGE([.B21:.E21])" office:value-type="float" office:value="2144727799.25">
            <text:p>2144727799</text:p>
          </table:table-cell>
          <table:table-cell table:number-columns-repeated="2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228821714558">
            <text:p>228821714558</text:p>
          </table:table-cell>
          <table:table-cell office:value-type="float" office:value="232908614581">
            <text:p>232908614581</text:p>
          </table:table-cell>
          <table:table-cell office:value-type="float" office:value="226860315247">
            <text:p>226860315247</text:p>
          </table:table-cell>
          <table:table-cell office:value-type="float" office:value="233550395859">
            <text:p>233550395859</text:p>
          </table:table-cell>
          <table:table-cell table:style-name="Default" table:formula="of:=AVERAGE([.B22:.E22])" office:value-type="float" office:value="230535260061.25">
            <text:p>230535260061.2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4/07/2012</text:date>, <text:time>21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3:15:57</meta:creation-date>
    <meta:editing-duration>P1DT19H14M58S</meta:editing-duration>
    <meta:editing-cycles>4</meta:editing-cycles>
    <meta:generator>LibreOffice/3.4$Unix LibreOffice_project/340m1$Build-402</meta:generator>
    <meta:initial-creator>fonzi </meta:initial-creator>
    <dc:date>2012-04-07T21:13:29</dc:date>
    <dc:creator>fonzi </dc:creator>
    <meta:document-statistic meta:table-count="3" meta:cell-count="140" meta:object-count="0"/>
  </office:meta>
</office:document-meta>
</file>